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340000083446EB15CB8B36C534.png" manifest:media-type="image/png"/>
  <manifest:file-entry manifest:full-path="Pictures/100000000000083400000834453CEA348ABD6725.png" manifest:media-type="image/png"/>
  <manifest:file-entry manifest:full-path="Pictures/10000000000008340000083422797C7C596F5735.png" manifest:media-type="image/png"/>
  <manifest:file-entry manifest:full-path="Pictures/1000000000000834000008342E551EF2E878274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8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9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3.8999996185303pt"/>
    </style:style>
    <style:style style:name="P3" style:family="paragraph">
      <loext:graphic-properties draw:fill="none" draw:fill-color="#ffffff"/>
      <style:paragraph-properties style:writing-mode="lr-tb"/>
      <style:text-properties fo:font-size="23.8999996185303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font-size="23.3999996185303pt" fo:font-weight="bold"/>
    </style:style>
    <style:style style:name="P6" style:family="paragraph">
      <loext:graphic-properties draw:fill="none" draw:fill-color="#ffffff"/>
      <style:paragraph-properties style:writing-mode="lr-tb"/>
      <style:text-properties fo:font-size="23.3999996185303pt" fo:font-weight="bold"/>
    </style:style>
    <style:style style:name="T1" style:family="text">
      <style:text-properties fo:font-size="18.3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464cm" svg:height="9.381cm" svg:x="18.777cm" svg:y="14.241cm">
          <draw:image xlink:href="Pictures/1000000000000834000008342E551EF2E8782745.png" xlink:type="simple" xlink:show="embed" xlink:actuate="onLoad" loext:mime-type="image/png">
            <text:p/>
          </draw:image>
        </draw:frame>
        <draw:frame draw:style-name="gr1" draw:text-style-name="P1" draw:layer="layout" svg:width="7.457cm" svg:height="9.376cm" svg:x="4.318cm" svg:y="1.8cm">
          <draw:image xlink:href="Pictures/10000000000008340000083422797C7C596F5735.png" xlink:type="simple" xlink:show="embed" xlink:actuate="onLoad" loext:mime-type="image/png">
            <text:p/>
          </draw:image>
        </draw:frame>
        <draw:frame draw:style-name="gr1" draw:text-style-name="P1" draw:layer="layout" svg:width="7.464cm" svg:height="9.381cm" svg:x="16.412cm" svg:y="1.795cm">
          <draw:image xlink:href="Pictures/100000000000083400000834453CEA348ABD6725.png" xlink:type="simple" xlink:show="embed" xlink:actuate="onLoad" loext:mime-type="image/png">
            <text:p/>
          </draw:image>
        </draw:frame>
        <draw:frame draw:style-name="gr1" draw:text-style-name="P1" draw:layer="layout" svg:width="7.464cm" svg:height="9.415cm" svg:x="11.313cm" svg:y="11.36cm">
          <draw:image xlink:href="Pictures/10000000000008340000083446EB15CB8B36C534.png" xlink:type="simple" xlink:show="embed" xlink:actuate="onLoad" loext:mime-type="image/png">
            <text:p/>
          </draw:image>
        </draw:frame>
        <draw:frame draw:style-name="gr2" draw:text-style-name="P3" draw:layer="layout" svg:width="1.348cm" svg:height="2.231cm" svg:x="5.44cm" svg:y="0.272cm">
          <draw:text-box>
            <text:p text:style-name="P2"><text:span text:style-name="T1">a)</text:span></text:p>
          </draw:text-box>
        </draw:frame>
        <draw:frame draw:style-name="gr2" draw:text-style-name="P3" draw:layer="layout" svg:width="1.348cm" svg:height="2.231cm" svg:x="14.244cm" svg:y="0.272cm">
          <draw:text-box>
            <text:p text:style-name="P2"><text:span text:style-name="T1">b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9.968cm" svg:height="9.398cm" svg:x="3.901cm" svg:y="1.695cm">
          <draw:image xlink:href="Pictures/10000000000008340000083422797C7C596F5735.png" xlink:type="simple" xlink:show="embed" xlink:actuate="onLoad" loext:mime-type="image/png">
            <text:p/>
          </draw:image>
        </draw:frame>
        <draw:frame draw:style-name="gr1" draw:text-style-name="P1" draw:layer="layout" svg:width="9.968cm" svg:height="9.398cm" svg:x="16.162cm" svg:y="1.778cm">
          <draw:image xlink:href="Pictures/100000000000083400000834453CEA348ABD6725.png" xlink:type="simple" xlink:show="embed" xlink:actuate="onLoad" loext:mime-type="image/png">
            <text:p/>
          </draw:image>
        </draw:frame>
        <draw:frame draw:style-name="gr1" draw:text-style-name="P1" draw:layer="layout" svg:width="9.619cm" svg:height="9.615cm" svg:x="4.232cm" svg:y="11.352cm">
          <draw:image xlink:href="Pictures/1000000000000834000008342E551EF2E8782745.png" xlink:type="simple" xlink:show="embed" xlink:actuate="onLoad" loext:mime-type="image/png">
            <text:p/>
          </draw:image>
        </draw:frame>
        <draw:frame draw:style-name="gr1" draw:text-style-name="P1" draw:layer="layout" svg:width="9.619cm" svg:height="9.615cm" svg:x="16.415cm" svg:y="11.316cm">
          <draw:image xlink:href="Pictures/10000000000008340000083446EB15CB8B36C534.png" xlink:type="simple" xlink:show="embed" xlink:actuate="onLoad" loext:mime-type="image/png">
            <text:p/>
          </draw:image>
        </draw:frame>
        <draw:frame draw:style-name="gr4" draw:text-style-name="P6" draw:layer="layout" svg:width="1.647cm" svg:height="2.169cm" svg:x="3.374cm" svg:y="0.858cm">
          <draw:text-box>
            <text:p text:style-name="P5">a)</text:p>
          </draw:text-box>
        </draw:frame>
        <draw:frame draw:style-name="gr4" draw:text-style-name="P6" draw:layer="layout" svg:width="1.647cm" svg:height="2.169cm" svg:x="15.436cm" svg:y="0.859cm">
          <draw:text-box>
            <text:p text:style-name="P5">b)</text:p>
          </draw:text-box>
        </draw:frame>
        <draw:frame draw:style-name="gr4" draw:text-style-name="P6" draw:layer="layout" svg:width="1.647cm" svg:height="2.169cm" svg:x="3.302cm" svg:y="10.785cm">
          <draw:text-box>
            <text:p text:style-name="P5">c)</text:p>
          </draw:text-box>
        </draw:frame>
        <draw:frame draw:style-name="gr4" draw:text-style-name="P6" draw:layer="layout" svg:width="1.647cm" svg:height="2.169cm" svg:x="15.437cm" svg:y="10.86cm">
          <draw:text-box>
            <text:p text:style-name="P5">d)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4cm" fo:margin-bottom="0cm" fo:text-indent="0cm"/>
      <style:text-properties fo:font-size="37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1cm" fo:margin-bottom="0cm" fo:text-indent="0cm"/>
      <style:text-properties fo:font-size="31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59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7cm" svg:x="1.485cm" svg:y="0.833cm" presentation:class="title" presentation:placeholder="true">
        <draw:text-box/>
      </draw:frame>
      <draw:frame presentation:style-name="Default-outline1" draw:layer="backgroundobjects" svg:width="26.729cm" svg:height="12.18cm" svg:x="1.485cm" svg:y="4.907cm" presentation:class="outline" presentation:placeholder="true">
        <draw:text-box/>
      </draw:frame>
      <draw:frame presentation:style-name="Mpr1" draw:text-style-name="MP2" draw:layer="backgroundobjects" svg:width="6.919cm" svg:height="1.448cm" svg:x="1.485cm" svg:y="19.12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5cm" svg:height="1.448cm" svg:x="10.153cm" svg:y="19.12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8cm" svg:x="21.291cm" svg:y="19.12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ancesco Pupillo</meta:initial-creator>
    <meta:creation-date>2022-03-30T12:09:39.357517746</meta:creation-date>
    <dc:date>2022-03-31T13:25:47.383727829</dc:date>
    <dc:creator>Francesco Pupillo</dc:creator>
    <meta:editing-duration>PT17M54S</meta:editing-duration>
    <meta:editing-cycles>3</meta:editing-cycles>
    <meta:generator>LibreOffice/6.4.7.2$Linux_X86_64 LibreOffice_project/40$Build-2</meta:generator>
    <meta:document-statistic meta:object-count="39"/>
  </office:meta>
</office:document-meta>
</file>